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1"/>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1/content.xml"/>
  <manifest:file-entry manifest:media-type="text/xml" manifest:full-path="Object 8/Object 1/settings.xml"/>
  <manifest:file-entry manifest:media-type="application/vnd.oasis.opendocument.formula" manifest:full-path="Object 8/Object 1/"/>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Standard">
      <style:paragraph-properties style:writing-mode="lr-tb"/>
    </style:style>
    <style:style style:name="P11"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style:text-position="super 58%" style:font-name="Liberation Serif"/>
    </style:style>
    <style:style style:name="T11" style:family="text">
      <style:text-properties style:text-position="0% 100%"/>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size-complex="12pt"/>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from-top" style:horizontal-pos="from-left" style:horizontal-rel="paragraph-content" fo:padding="0in" fo:border="none" style:shadow="none"/>
    </style:style>
    <style:style style:name="fr6"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fr14" style:family="graphic" style:parent-style-name="Formula">
      <style:graphic-properties style:vertical-pos="middle" style:vertical-rel="text" style:horizontal-pos="from-left" style:horizontal-rel="paragraph-content"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17T07:44:29">17.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text:p>
      <text:p text:style-name="Standard"/>
      <text:p text:style-name="P4"><draw:frame draw:style-name="fr1" draw:name="Frame5" text:anchor-type="as-char" svg:width="1.052in" draw:z-index="28"><draw:text-box fo:min-height="0.2154in"><text:p text:style-name="Equation"><draw:frame draw:style-name="fr10" draw:name="Object1" text:anchor-type="paragraph" svg:x="0in" svg:y="0in" svg:width="1.052in" style:rel-width="100%" svg:height="0.2154in" style:rel-height="scale" draw:z-index="29"><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ext:span> is the instantaneous growth rate.</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that is an enzyme rather than a TF. <text:s/>It is then reasonable to model the <text:s/>effect on growth rate using Michaelis-Menten dynamics. Enzymes are a crucial component of metabolism, so increased activity is a benefit to the cell as it can lead to higher cell growth rate. <text:s/>The production of enzyme, however, has its own metabolic cost: it requires energy for its translation.</text:p>
      <text:p text:style-name="Standard"/>
      <text:p text:style-name="P3">Candidate for growth rate function: <text:sequence-ref text:reference-format="category-and-value" text:ref-name="refEquation1">Equation 2</text:sequence-ref></text:p>
      <text:p text:style-name="P3"/>
      <text:p text:style-name="Standard">In our model we assume a small, constant cost of translation per protein molecule, but assume a larger nonlinear penalty term for having too little protein than too much and sum the result to obtain the total growth rate, leading to <text:sequence-ref text:reference-format="category-and-value" text:ref-name="refEquation1">Equation 2</text:sequence-ref>.</text:p>
      <text:p text:style-name="Standard"/>
      <text:p text:style-name="P4"><draw:frame draw:style-name="fr2" draw:name="Frame4" text:anchor-type="as-char" svg:y="-0.5736in" svg:width="2.3398in" draw:z-index="1"><draw:text-box fo:min-height="0.8075in"><text:p text:style-name="Equation"><draw:frame draw:style-name="fr11" draw:name="Object2" text:anchor-type="paragraph" svg:x="0.0016in" svg:y="0.0008in" svg:width="2.1783in" style:rel-width="100%" svg:height="0.44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2</text:sequence>: </text:p></draw:text-box></draw:frame></text:p>
      <text:p text:style-name="Standard"/>
      <text:p text:style-name="Standard">Benefits: We assume that growth rate increases as a function of <text:span text:style-name="T1">L</text:span> that follows a Michaelis-Menten equation, increasing sharply from zero and eventually reaching a plateau. <text:s/>Cost: we assume that increased transcription and translation has a cost that is a linear function of the current translation level which is the product of the gene translation rate <text:span text:style-name="T5">α</text:span> and the number of mRNA molecules, <text:span text:style-name="T1">s</text:span><text:span text:style-name="T3">mRNA</text:span><text:span text:style-name="T7"> . </text:span><text:span text:style-name="T1">h</text:span><text:span text:style-name="T7"> is the constant cost of translation.</text:span></text:p>
      <text:p text:style-name="P7"/>
      <text:p text:style-name="Standard">The TF concentration <text:span text:style-name="T1">L</text:span> at an arbitrary time <text:span text:style-name="T1">t</text:span>, is related to the number of mRNA molecules in the cytoplasm through the differential equation</text:p>
      <text:p text:style-name="P4"><text:soft-page-break/><text:span text:style-name="T7"><draw:frame draw:style-name="fr1" draw:name="Frame7" text:anchor-type="as-char" svg:width="1.7728in" draw:z-index="24"><draw:text-box fo:min-height="0.5965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3</text:sequence>: </text:p></draw:text-box></draw:frame></text:span><text:span text:style-name="T7"> </text:span></text:p>
      <text:p text:style-name="P7"/>
      <text:p text:style-name="P7">Where c is the rate of protein decay. <text:s/>We make the simplifying assumption that during the time interval, that the protein level is constant (i.e. no translational bursting occurs), hence dL/dt=0 and therefore <text:span text:style-name="T5">αs</text:span><text:span text:style-name="T4">mRNA</text:span> = cL(t). This means we can rewrite <text:sequence-ref text:reference-format="category-and-value" text:ref-name="refEquation1">Equation 2</text:sequence-ref> in terms of <text:span text:style-name="T1">L</text:span> only</text:p>
      <text:p text:style-name="P7"/>
      <text:p text:style-name="P8"><draw:frame draw:style-name="fr2" draw:name="Frame3" text:anchor-type="as-char" svg:y="-0.5736in" svg:width="2.0429in" draw:z-index="26"><draw:text-box fo:min-height="0.8154in"><text:p text:style-name="Equation"><draw:frame draw:style-name="fr11" draw:name="Object10" text:anchor-type="paragraph" svg:x="0.0016in" svg:y="0.0008in" svg:width="1.9189in" style:rel-width="100%" svg:height="0.4429in" style:rel-height="scale" draw:z-index="27"><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4</text:sequence>: </text:p></draw:text-box></draw:frame></text:p>
      <text:p text:style-name="P7"/>
      <text:p text:style-name="P7"/>
      <text:p text:style-name="Standard"><text:span text:style-name="T7">The sum of the two terms is shown in <text:s/></text:span><text:span text:style-name="T7"><text:sequence-ref text:reference-format="category-and-value" text:ref-name="refFigure0">Figure 1</text:sequence-ref></text:span><text:span text:style-name="T7">.</text:span></text:p>
      <text:p text:style-name="Standard"><draw:frame draw:style-name="fr3" draw:name="Frame1" text:anchor-type="paragraph" svg:width="4.2917in" draw:z-index="0"><draw:text-box fo:min-height="2.6772in"><text:p text:style-name="Figure"/><text:p text:style-name="Figure"><draw:frame draw:style-name="fr12" draw:name="Object8" text:anchor-type="paragraph" svg:x="-0.1047in" svg:y="-0.2799in" svg:width="4.8665in" svg:height="4.1091in" draw:z-index="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 <text:s/>Increased TF concentration, L, increases growth rate, up until gpeak,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9">-5</text:span> s<text:span text:style-name="T9">-1</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9">-5 </text:span><text:span text:style-name="T11">.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9">7</text:span>, leading to <text:span text:style-name="T1">Ns</text:span> = 10<text:span text:style-name="T9">7</text:span> x 10<text:span text:style-name="T9">-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
      <text:p text:style-name="Standard">To relate doubling L to the reduction in growth rate, we note that the relative fitness, i.e. the difference in reproduction is w=1-s . A doubling of the wildtype population in the time interval t is given by</text:p>
      <text:p text:style-name="Standard"><text:soft-page-break/>y<text:span text:style-name="T2">1</text:span>(t) = y(0)exp(g<text:span text:style-name="T2">1</text:span>t) = 2y(0) , thus g<text:span text:style-name="T2">1</text:span>t =ln(2). </text:p>
      <text:p text:style-name="Standard"/>
      <text:p text:style-name="Standard">The mutant has a reduced growth rate given by:</text:p>
      <text:p text:style-name="Standard">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Standard">g<text:span text:style-name="T2">2</text:span>/g<text:span text:style-name="T2">1</text:span>=ln(2-2s)/log(2)</text:p>
      <text:p text:style-name="Standard"/>
      <text:p text:style-name="Standard">To obtain the cost parameter, <text:span text:style-name="T1">h</text:span>, we obtain the negative slope of the line of constant cost.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Standard">h=-(g<text:span text:style-name="T2">peak</text:span>ln(2-2s)/ln(2) – g<text:span text:style-name="T2">peak</text:span>)/(2L<text:span text:style-name="T2">p</text:span>-L<text:span text:style-name="T2">p</text:span>) <text:s/>= <text:s/>g<text:span text:style-name="T2">peak</text:span><text:span text:style-name="T11">(1-ln(2-2s)/ln(2))</text:span>/L<text:span text:style-name="T2">p</text:span></text:p>
      <text:p text:style-name="Standard"/>
      <text:p text:style-name="Standard">Using the parameters above results in:</text:p>
      <text:p text:style-name="Standard"/>
      <text:p text:style-name="Standard">h=9.627x10<text:span text:style-name="T9">-5 </text:span><text:span text:style-name="T2"><text:s/></text:span><text:span text:style-name="T11">x (1-ln(2-2x0.2)/ln(2))</text:span>/(12,000) = 2.583 x 10<text:span text:style-name="T9">-9</text:span></text:p>
      <text:p text:style-name="Standard"/>
      <text:p text:style-name="Standard">We are now in a position to evaluate the equation coefficients K<text:span text:style-name="T2">max</text:span>, g<text:span text:style-name="T2">max</text:span> and in terms of experimentally derived parameters L<text:span text:style-name="T2">p</text:span>, g<text:span text:style-name="T2">peak</text:span>, c, and s. <text:s/>We first note that the number of protein molecules L = L<text:span text:style-name="T2">p</text:span> where maximum growth rate, g<text:span text:style-name="T2">peak</text:span>, occurs can be found by evaluating the derivative of <text:sequence-ref text:reference-format="category-and-value" text:ref-name="refEquation1">Equation 2</text:sequence-ref> and setting it to zero, resulting in</text:p>
      <text:p text:style-name="P4"><draw:frame draw:style-name="fr5" draw:name="Frame12" text:anchor-type="as-char" svg:y="-0.0161in" svg:width="3.4417in" draw:z-index="6"><draw:text-box fo:min-height="1.2189in"><text:p text:style-name="Equation"><draw:frame draw:style-name="fr13" draw:name="Object3" text:anchor-type="paragraph" svg:x="0in" svg:y="0.0339in" svg:width="4.8193in" style:rel-width="100%" svg:height="1.1244in" style:rel-height="scale" draw:z-index="7"><draw:object xlink:href="./Object 1" xlink:type="simple" xlink:show="embed" xlink:actuate="onLoad"/><draw:image xlink:href="./ObjectReplacements/Object 1" xlink:type="simple" xlink:show="embed" xlink:actuate="onLoad"/></draw:frame>Equation <text:sequence text:ref-name="refEquation4" text:name="Equation" text:formula="ooow:Equation+1" style:num-format="1">5</text:sequence>.: </text:p></draw:text-box></draw:frame></text:p>
      <text:p text:style-name="Standard"/>
      <text:p text:style-name="P6">Solving these two simultaneous equations leads to:</text:p>
      <text:p text:style-name="P6"/>
      <text:p text:style-name="P4"><draw:frame draw:style-name="fr6" draw:name="Frame14" text:anchor-type="as-char" svg:width="2.9583in" draw:z-index="8"><draw:text-box fo:min-height="1.0236in"><text:p text:style-name="Equation"><draw:frame draw:style-name="fr14" draw:name="Object7" text:anchor-type="as-char" svg:width="1.8102in" svg:height="0.7484in" draw:z-index="9"><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6</text:sequence>.: </text:p></draw:text-box></draw:frame></text:p>
      <text:p text:style-name="P11"/>
      <text:p text:style-name="P11">Using <text:span text:style-name="T1">h</text:span>=2.582668x10<text:span text:style-name="T9">-9</text:span>, L<text:span text:style-name="T2">p</text:span>=12,000 and g<text:span text:style-name="T2">peak</text:span>=9.627x10<text:span text:style-name="T9">-5</text:span> s<text:span text:style-name="T9">-1</text:span> . <text:s/>The one remaining parameter in <text:sequence-ref text:reference-format="category-and-value" text:ref-name="refEquation3">Equation 4</text:sequence-ref> and <text:s/><text:sequence-ref text:reference-format="category-and-value" text:ref-name="refEquation5">Equation 6</text:sequence-ref> is the protein decay rate, <text:span text:style-name="T1">c</text:span>. <text:s/>Protein decay rates in the model are initialized from a log-normal distribution with mean decay rate of 0.023 min<text:span text:style-name="T9">-1</text:span> (Belle et al. 2006). <text:s/>In general this parameter will vary from gene to gene, leading to family of growth curves which vary with c. <text:s/>To obtain an illustrative curve of g versus L, however, we can set this parameter to c=0.023min<text:span text:style-name="T9">-1</text:span><text:span text:style-name="T11">=3.856x10</text:span><text:span text:style-name="T9">-4</text:span><text:span text:style-name="T11"> s</text:span><text:span text:style-name="T9">-1</text:span>. <text:s text:c="2"/>We can thus derive the coefficients <text:s/><text:sequence-ref text:reference-format="category-and-value" text:ref-name="refEquation1">Equation 2</text:sequence-ref> in this particular case as g<text:span text:style-name="T2">max</text:span>=9.771x10<text:span text:style-name="T9">-5</text:span> and K<text:span text:style-name="T2">max</text:span>=89.5 plotted in both linear (<text:sequence-ref text:reference-format="category-and-value" text:ref-name="refFigure2">Figure 3</text:sequence-ref>) and logarithmic form (<text:sequence-ref text:reference-format="category-and-value" text:ref-name="refFigure3">Figure 4</text:sequence-ref>). </text:p>
      <text:p text:style-name="P11"/>
      <text:p text:style-name="P11">[AL: Note this is considerably broader than the curve I showed in group meeting, with growth rate <text:soft-page-break/>going to g=0 at L~10<text:span text:style-name="T9">8</text:span> which is due to inclusion of the protein decay rates, c, which reduces the rate at which the growth curve falls to zero since c&lt;1, but this will vary somewhat from gene to gene].</text:p>
      <text:p text:style-name="P11"/>
      <text:p text:style-name="P11"><draw:frame draw:style-name="fr4" draw:name="Frame9" text:anchor-type="paragraph" svg:width="4.6799in" draw:z-index="14"><draw:text-box fo:min-height="4.0437in"><text:p text:style-name="Figure"><draw:frame draw:style-name="fr9" draw:name="graphics1" text:anchor-type="paragraph" svg:x="0.0016in" svg:y="0.0008in" svg:width="6.6665in" style:rel-width="100%" svg:height="5in" style:rel-height="scale" draw:z-index="15"><draw:image xlink:href="../../../../../../shared/arizona/network-project/network-code/paper/new-growthrate-curve.png" xlink:type="simple" xlink:show="embed" xlink:actuate="onLoad"/></draw:frame>Figure <text:sequence text:ref-name="refFigure2" text:name="Figure" text:formula="ooow:Figure+1" style:num-format="1">3</text:sequence>.: Growth rate, g, <text:s/>as a function of enzyme molecules, L</text:p></draw:text-box></draw:frame><draw:frame draw:style-name="fr7" draw:name="Frame10" text:anchor-type="paragraph" svg:x="0.8661in" svg:y="4.3in" svg:width="5.0957in" draw:z-index="16"><draw:text-box fo:min-height="4.2689in"><text:p text:style-name="Figure"><draw:frame draw:style-name="fr9" draw:name="graphics2" text:anchor-type="paragraph" svg:x="0.0016in" svg:y="0.0008in" svg:width="6.6665in" style:rel-width="100%" svg:height="5in" style:rel-height="scale" draw:z-index="17"><draw:image xlink:href="../../../../../../shared/arizona/network-project/network-code/paper/new-growthrate-curve-log.png" xlink:type="simple" xlink:show="embed" xlink:actuate="onLoad"/></draw:frame>Figure <text:sequence text:ref-name="refFigure3" text:name="Figure" text:formula="ooow:Figure+1" style:num-format="1">4</text:sequence>.: Growth rate as a function of log(protein molecules)</text:p></draw:text-box></draw:frame></text:p>
      <text:p text:style-name="P11"><text:soft-page-break/>In practice we will use both L and s<text:span text:style-name="T2">mRNA</text:span> from the simulation directly in <text:s/><text:sequence-ref text:reference-format="category-and-value" text:ref-name="refEquation1">Equation 2</text:sequence-ref> to get an estimate of growth rate. <text:s/>Translation rates <text:span text:style-name="T5">α</text:span><text:span text:style-name="T5"> are previously initialized in the simulation, drawn from a lognormal distribution (Arava et al. 2006). <text:s/>In addition, we set the g</text:span><text:span text:style-name="T4">peak</text:span><text:span text:style-name="T5"> to be twice as large as the rate predicted by the doubling-time alone, i.e. <text:s/>g</text:span><text:span text:style-name="T4">peak</text:span><text:span text:style-name="T5">= 2 x 9.627x10</text:span><text:span text:style-name="T10">-5</text:span><text:span text:style-name="T5">. Computation of the growth rate using both methods yields almost identical growth rate profiles (</text:span><text:span text:style-name="T5"><text:sequence-ref text:reference-format="category-and-value" text:ref-name="refFigure4">Figure 5</text:sequence-ref></text:span><text:span text:style-name="T5">) for the same input protein concentration (</text:span><text:span text:style-name="T5"><text:sequence-ref text:reference-format="category-and-value" text:ref-name="refFigure5">Figure 6</text:sequence-ref></text:span><text:span text:style-name="T5">). Final cell size is shown in </text:span><text:span text:style-name="T5"><text:sequence-ref text:reference-format="category-and-value" text:ref-name="refFigure6">Figure 7</text:sequence-ref></text:span><text:span text:style-name="T5">, assuming an initial cell size of 1.0.</text:span></text:p>
      <text:p text:style-name="P15"/>
      <text:p text:style-name="P15"><draw:frame draw:style-name="fr4" draw:name="Frame13" text:anchor-type="paragraph" svg:width="4.1264in" draw:z-index="18"><draw:text-box fo:min-height="4.3543in"><text:p text:style-name="Figure"><draw:frame draw:style-name="fr8" draw:name="graphics3" text:anchor-type="paragraph" svg:x="0.0953in" svg:y="0.0693in" svg:width="3.5992in" style:rel-width="87%" svg:height="3.5992in" style:rel-height="scale" draw:z-index="19"><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9">-1</text:span>) computed using both protein and mRNA concentrations ( <text:sequence-ref text:reference-format="category-and-value" text:ref-name="refEquation1">Equation 2</text:sequence-ref> , pink) and only protein concentrations ( <text:sequence-ref text:reference-format="category-and-value" text:ref-name="refEquation3">Equation 4</text:sequence-ref>, blue)</text:p></draw:text-box></draw:frame><draw:frame draw:style-name="fr7" draw:name="Frame15" text:anchor-type="paragraph" svg:x="1.5736in" svg:y="4.4626in" svg:width="3.8134in" draw:z-index="20"><draw:text-box fo:min-height="4.048in"><text:p text:style-name="Figure"><draw:frame draw:style-name="fr8" draw:name="graphics5" text:anchor-type="paragraph" svg:x="-0.0819in" svg:y="-0.1091in" svg:width="4.0283in" style:rel-width="95%" svg:height="4.0283in" style:rel-height="scale" draw:z-index="21"><draw:image xlink:href="../../../../../../shared/arizona/network-project/network-code/paper/protein8.png" xlink:type="simple" xlink:show="embed" xlink:actuate="onLoad"/></draw:frame>Figure <text:sequence text:ref-name="refFigure5" text:name="Figure" text:formula="ooow:Figure+1" style:num-format="1">6</text:sequence>.: Protein count as a function of time (min)</text:p></draw:text-box></draw:frame></text:p>
      <text:p text:style-name="P11"><draw:frame draw:style-name="fr4" draw:name="Frame2" text:anchor-type="paragraph" svg:width="4.428in" draw:z-index="22"><draw:text-box fo:min-height="4.6075in"><text:p text:style-name="Figure"><draw:frame draw:style-name="fr9" draw:name="graphics6" text:anchor-type="paragraph" svg:x="0.0016in" svg:y="0.0008in" svg:width="5in" style:rel-width="100%" svg:height="5in" style:rel-height="scale" draw:z-index="23"><draw:image xlink:href="../../../../../../shared/arizona/network-project/network-code/paper/cellsize8.png" xlink:type="simple" xlink:show="embed" xlink:actuate="onLoad"/></draw:frame>Figure <text:sequence text:ref-name="refFigure6" text:name="Figure" text:formula="ooow:Figure+1" style:num-format="1">7</text:sequence>.: Cell size increases over time (min), initialized at 1.0</text:p></draw:text-box></draw:frame><text:soft-page-break/></text:p>
      <text:p text:style-name="P11">Appendix: <text:s/>Details of computation</text:p>
      <text:p text:style-name="P11"/>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10"><draw:text-box fo:min-height="0.1917in"><text:p text:style-name="Equation"><draw:frame draw:style-name="fr11" draw:name="Object4" text:anchor-type="paragraph" svg:x="0.0016in" svg:y="0.0008in" svg:width="1.011in" style:rel-width="100%" svg:height="0.1917in" style:rel-height="scale" draw:z-index="11"><draw:object xlink:href="./Object 4" xlink:type="simple" xlink:show="embed" xlink:actuate="onLoad"/><draw:image xlink:href="./ObjectReplacements/Object 4" xlink:type="simple" xlink:show="embed" xlink:actuate="onLoad"/></draw:frame>Equation <text:sequence text:ref-name="refEquation6" text:name="Equation" text:formula="ooow:Equation+1" style:num-format="1">7</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6">Y(t+ Δt)</text:span><text:span text:style-name="T5"> <text:s/>exactly by integrating the growth rate, which also varies as a function of </text:span><text:span text:style-name="T6">L(t)</text:span><text:span text:style-name="T5"> over the entire interval, where </text:span><text:span text:style-name="T6">Δt</text:span><text:span text:style-name="T5"> is the time until the next event in the modified Gillespie algorithm.</text:span></text:p>
      <text:p text:style-name="Standard"/>
      <text:p text:style-name="P4"><draw:frame draw:style-name="fr2" draw:name="Frame8" text:anchor-type="as-char" svg:y="-0.2335in" svg:width="3.6327in" draw:z-index="12"><draw:text-box fo:min-height="0.5071in"><text:p text:style-name="Equation"><draw:frame draw:style-name="fr11" draw:name="Object6" text:anchor-type="paragraph" svg:x="0.0016in" svg:y="0.0008in" svg:width="3.6327in" style:rel-width="100%" svg:height="0.5071in" style:rel-height="scale" draw:z-index="13"><draw:object xlink:href="./Object 6" xlink:type="simple" xlink:show="embed" xlink:actuate="onLoad"/><draw:image xlink:href="./ObjectReplacements/Object 6" xlink:type="simple" xlink:show="embed" xlink:actuate="onLoad"/></draw:frame>Equation <text:sequence text:ref-name="refEquation7" text:name="Equation" text:formula="ooow:Equation+1" style:num-format="1">8</text:sequence>: </text:p></draw:text-box></draw:frame></text:p>
      <text:p text:style-name="Standard"/>
      <text:p text:style-name="P11">Depending on the functional form of <text:span text:style-name="T1">f</text:span>, this integral may have a closed-form solution. <text:s/>A closed-form solution allows an exact computation of the cell size at the next <text:s/>time-step that takes into account how <text:soft-page-break/>the TF concentration, <text:span text:style-name="T1">L(t)</text:span> varies over the <text:span text:style-name="T6">Δt </text:span>interval.</text:p>
      <text:p text:style-name="P11"/>
      <text:p text:style-name="P13"><text:span text:style-name="T8">Unfortunately substituting </text:span><text:span text:style-name="T8"><text:sequence-ref text:reference-format="category-and-value" text:ref-name="refEquation1">Equation 2</text:sequence-ref></text:span><text:span text:style-name="T8"> and </text:span><text:span text:style-name="T8"><text:sequence-ref text:reference-format="category-and-value" text:ref-name="refEquation2">Equation 3</text:sequence-ref></text:span><text:span text:style-name="T8"> into the integral in </text:span><text:span text:style-name="T8"><text:sequence-ref text:reference-format="category-and-value" text:ref-name="refEquation7">Equation 8</text:sequence-ref></text:span><text:span text:style-name="T8">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1"/>
      <text:p text:style-name="P12">References</text:p>
      <text:p text:style-name="P11"/>
      <text:p text:style-name="P11">Arava, Y., Y. Wang, J. D. Storey, C. L. Liu, P. O. Brown, and D. Herschlag. (2003) Genome- wide analysis of mRNA translation profiles in <text:span text:style-name="T1">Saccharomyces cerevisiae</text:span>. <text:span text:style-name="T1">PNAS</text:span> 100:3889-3894. </text:p>
      <text:p text:style-name="P11">Belle, A., A. Tanay, L. Bitincka, R. Shamir, and E. K. O'Shea. (2006) Quantification of protein half-lives in the budding yeast proteome. <text:span text:style-name="T1">PNAS</text:span> 103:13004-13009. </text:p>
      <text:p text:style-name="P9">Ghaemmaghami, S. and Huh, W.K. and Bower, K. and Howson, R.W. and Belle, A. and Dephoure, N. and O'Shea, E.K. and Weissman, J.S. (2003) " <text:span text:style-name="T8">Global analysis of protein expression in yeast", </text:span><text:span text:style-name="T1">Nature</text:span>, 425(6959):737--741.</text:p>
      <text:p text:style-name="P10"><text:span text:style-name="T8">Wagner, A. (2005) </text:span><text:span text:style-name="T12">"</text:span><text:span text:style-name="T13">Energy constraints on the evolution of gene expression."</text:span><text:span text:style-name="T14"> </text:span><text:span text:style-name="T15">Mol Biol Evol</text:span><text:span text:style-name="T12">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9" meta:page-count="8" meta:paragraph-count="70" meta:word-count="1614" meta:character-count="9268"/>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i math:fontstyle="italic">h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o math:stretchy="false">)</math:mo>
                    </math:mrow>
                  </math:mrow>
                  <math:mrow>
                    <math:mi>h</math:mi>
                    <math:mi>c</math:mi>
                    <math:mrow>
                      <math:mo math:stretchy="false">(</math:mo>
                      <math:mrow>
                        <math:mfrac>
                          <math:mrow>
                            <math:mrow>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o math:stretchy="false">−</math:mo>
                              <math:mi>h</math:mi>
                            </math:mrow>
                            <math:mi>c</math:mi>
                            <math:msub>
                              <math:mi>K</math:mi>
                              <math:mi math:fontstyle="italic">max</math:mi>
                            </math:msub>
                          </math:mrow>
                          <math:mrow>
                            <math:mi>h</math:mi>
                            <math:mi>c</math:mi>
                          </math:mrow>
                        </math:mfrac>
                        <math:mo math:stretchy="false">+</math:mo>
                        <math:msub>
                          <math:mi>K</math:mi>
                          <math:mi math:fontstyle="italic">max</math:mi>
                        </math:msub>
                      </math:mrow>
                      <math:mo math:stretchy="false">)</math:mo>
                    </math:mrow>
                  </math:mrow>
                </math:mfrac>
                <math:mo math:stretchy="false">−</math:mo>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row>
              <math:mo math:stretchy="false">+</math:mo>
              <math:mi>h</math:mi>
            </math:mrow>
          </math:mrow>
          <math:mi>c</math:mi>
          <math:msub>
            <math:mi>K</math:mi>
            <math:mi math:fontstyle="italic">max</math:mi>
          </math:msub>
        </math:mrow>
      </math:mtr>
    </math:mtable>
    <math:annotation math:encoding="StarMath 5.0">L_p =   { sqrt(hc g_max K_max) - hc K_max } over {hc}
newline
g_peak = {g_max (sqrt (hc g_max K_max ) - hc K_max)} over 
{h c ({sqrt (h c g_max K_max ) - h c K_max}  over { h c } + K_max)} - sqrt (h c g_max K_max ) + h c K_max</math:annotation>
  </math:semantics>
</math:math>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i>c</math:mi>
      <math:mi>L</math:mi>
      <math:mrow>
        <math:mo math:stretchy="false">(</math:mo>
        <math:mi>t</math:mi>
        <math:mo math:stretchy="false">)</math:mo>
      </math:mrow>
    </math:mrow>
    <math:annotation math:encoding="StarMath 5.0">g(t) = {g_max L(t)} over {K_max + L(t)} - h c L(t)</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o math:stretchy="false">α</math:mo>
      <math:msub>
        <math:mi>s</math:mi>
        <math:mi math:fontstyle="italic">mRNA</math:mi>
      </math:msub>
      <math:mrow>
        <math:mo math:stretchy="false">(</math:mo>
        <math:mi>t</math:mi>
        <math:mo math:stretchy="false">)</math:mo>
      </math:mrow>
    </math:mrow>
    <math:annotation math:encoding="StarMath 5.0">g(t) = {g_max L(t)} over {K_max + L(t)} -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h</math:mi>
          <math:mi>c</math:mi>
          <math:mrow>
            <math:msub>
              <math:mi>L</math:mi>
              <math:mi>p</math:mi>
            </math:msub>
            <math:mo math:stretchy="false">+</math:mo>
            <math:mfrac>
              <math:mrow>
                <math:msup>
                  <math:mrow>
                    <math:mo math:stretchy="false">(</math:mo>
                    <math:mi math:fontstyle="italic">hc</math:mi>
                    <math:mo math:stretchy="false">)</math:mo>
                  </math:mrow>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h</math:mi>
              <math:mi>c</math:mi>
              <math:msup>
                <math:mi math:fontstyle="italic">Lp</math:mi>
                <math:mn>2</math:mn>
              </math:msup>
            </math:mrow>
            <math:msub>
              <math:mi>g</math:mi>
              <math:mi math:fontstyle="italic">peak</math:mi>
            </math:msub>
          </math:mfrac>
        </math:mrow>
      </math:mtr>
    </math:mtable>
    <math:annotation math:encoding="StarMath 5.0">g_max= g_peak + 2 h c L_p + {(hc)^2 Lp^2} over {g_peak}
newline
K_max = {h c Lp^2} over {g_peak}</math:annotation>
  </math:semantics>
</math:math>
</file>

<file path=Object 8/Object 1/content.xml><?xml version="1.0" encoding="utf-8"?>
<!DOCTYPE math  PUBLIC '-//OpenOffice.org//DTD Modified W3C MathML 1.01//EN'  'math.dtd'>
<math:math xmlns:math="http://www.w3.org/1998/Math/MathML">
  <math:semantics>
    <math:mfrac>
      <math:mrow>
        <math:msub>
          <math:mi>g</math:mi>
          <math:mi math:fontstyle="italic">max</math:mi>
        </math:msub>
        <math:mi>L</math:mi>
      </math:mrow>
      <math:mrow>
        <math:msub>
          <math:mi>K</math:mi>
          <math:mi math:fontstyle="italic">max</math:mi>
        </math:msub>
        <math:mo math:stretchy="false">+</math:mo>
        <math:mi>L</math:mi>
      </math:mrow>
    </math:mfrac>
    <math:annotation math:encoding="StarMath 5.0">{g_max L} over {K_max + L}
</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solid" svg:stroke-width="0.025cm" fo:padding-top="0.012cm" fo:padding-bottom="0.012cm" fo:padding-left="0.012cm" fo:padding-right="0.012cm"/>
    </style:style>
    <style:style style:name="gr6" style:family="graphic" style:parent-style-name="standard">
      <style:graphic-properties draw:stroke="solid" svg:stroke-width="0.025cm" draw:marker-end="Arrow" draw:marker-end-width="0.305cm" fo:padding-top="0.012cm" fo:padding-bottom="0.012cm" fo:padding-left="0.012cm" fo:padding-right="0.012cm"/>
    </style:style>
    <style:style style:name="gr7"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8" style:family="graphic" style:parent-style-name="standard">
      <style:graphic-properties draw:stroke="solid" svg:stroke-width="0.025cm" svg:stroke-color="#99ccff" draw:marker-end="" fo:padding-top="0.012cm" fo:padding-bottom="0.012cm" fo:padding-left="0.012cm" fo:padding-right="0.01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P4" style:family="paragraph">
      <style:paragraph-properties fo:margin-left="0cm" fo:margin-right="0cm" fo:text-align="start" fo:text-indent="0cm"/>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91cm" svg:height="14.318cm" svg:x="0.321cm" svg:y="0.893cm">
          <draw:image xlink:href="file:///home/alex/shared/arizona/network-project/growthrate-curve.png" xlink:type="simple" xlink:show="embed" xlink:actuate="onLoad">
            <text:p text:style-name="P2"/>
          </draw:image>
        </draw:frame>
        <draw:frame draw:style-name="gr2" draw:text-style-name="P3" draw:layer="layout" svg:width="13.519cm" svg:height="2.253cm" draw:transform="rotate (1.5707963267946) translate (0.393cm 14.519cm)">
          <draw:text-box>
            <text:p text:style-name="P2"><text:span text:style-name="T1">Growth rate, g</text:span></text:p>
          </draw:text-box>
        </draw:frame>
        <draw:frame draw:style-name="gr3" draw:text-style-name="P3" draw:layer="layout" svg:width="17.099cm" svg:height="1.418cm" svg:x="2.514cm" svg:y="14.221cm">
          <draw:text-box>
            <text:p text:style-name="P2"><text:span text:style-name="T1">Number of protein (enzyme) molecules, L</text:span></text:p>
          </draw:text-box>
        </draw:frame>
        <draw:frame draw:style-name="gr4" draw:layer="layout" svg:width="2.911cm" svg:height="2.058cm" svg:x="5.309cm" svg:y="3.65cm">
          <draw:object xlink:href="./Object 1" xlink:type="simple" xlink:show="embed" xlink:actuate="onLoad"/>
          <draw:image xlink:href="./ObjectReplacements/Object 1" xlink:type="simple" xlink:show="embed" xlink:actuate="onLoad"/>
        </draw:frame>
        <draw:line draw:style-name="gr5" draw:layer="layout" svg:x1="4.629cm" svg:y1="1.607cm" svg:x2="4.629cm" svg:y2="14.038cm">
          <text:p text:style-name="P2"/>
        </draw:line>
        <draw:line draw:style-name="gr5" draw:layer="layout" svg:x1="2.781cm" svg:y1="1.607cm" svg:x2="4.839cm" svg:y2="1.607cm">
          <text:p text:style-name="P2"/>
        </draw:line>
        <draw:frame draw:style-name="gr4" draw:layer="layout" svg:width="0.966cm" svg:height="0.973cm" svg:x="3.672cm" svg:y="12.847cm">
          <draw:object xlink:href="./Object 3" xlink:type="simple" xlink:show="embed" xlink:actuate="onLoad"/>
          <draw:image xlink:href="./ObjectReplacements/Object 3" xlink:type="simple" xlink:show="embed" xlink:actuate="onLoad"/>
        </draw:frame>
        <draw:frame draw:style-name="gr4" draw:layer="layout" svg:width="1.566cm" svg:height="0.973cm" svg:x="1cm" svg:y="1.292cm">
          <draw:object xlink:href="./Object 4" xlink:type="simple" xlink:show="embed" xlink:actuate="onLoad"/>
          <draw:image xlink:href="./ObjectReplacements/Object 4" xlink:type="simple" xlink:show="embed" xlink:actuate="onLoad"/>
        </draw:frame>
        <draw:line draw:style-name="gr6" draw:layer="layout" svg:x1="14.037cm" svg:y1="6.016cm" svg:x2="12.651cm" svg:y2="6.73cm">
          <text:p text:style-name="P2"/>
        </draw:line>
        <draw:line draw:style-name="gr6" draw:layer="layout" svg:x1="5.259cm" svg:y1="3.707cm" svg:x2="3.957cm" svg:y2="2.447cm">
          <text:p text:style-name="P2"/>
        </draw:line>
        <draw:rect draw:style-name="gr7" draw:layer="layout" svg:width="2.729cm" svg:height="2.898cm" svg:x="15.927cm" svg:y="10.426cm">
          <text:p text:style-name="P2"/>
        </draw:rect>
        <draw:line draw:style-name="gr8" draw:layer="layout" svg:x1="16.221cm" svg:y1="10.384cm" svg:x2="18.74cm" svg:y2="10.384cm">
          <text:p text:style-name="P2"/>
        </draw:line>
        <draw:frame draw:style-name="gr9" draw:layer="layout" svg:width="1.738cm" svg:height="0.962cm" svg:x="14.254cm" svg:y="5.027cm">
          <draw:text-box>
            <text:p text:style-name="P4">-<text:span text:style-name="T2">hcL</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